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5e0ce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05e0c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5e0ce" officeooo:paragraph-rsid="0005e0c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5e0ce" officeooo:paragraph-rsid="0005e0ce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it" fo:country="IT" fo:font-style="italic" fo:font-weight="bold" officeooo:rsid="0005e0ce" officeooo:paragraph-rsid="0005e0ce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79deb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960d8" officeooo:paragraph-rsid="000960d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5e0ce"/>
    </style:style>
    <style:style style:name="T1" style:family="text">
      <style:text-properties officeooo:rsid="0007a4dd"/>
    </style:style>
    <style:style style:name="T2" style:family="text">
      <style:text-properties officeooo:rsid="00079deb"/>
    </style:style>
    <style:style style:name="T3" style:family="text">
      <style:text-properties officeooo:rsid="000960d8"/>
    </style:style>
    <style:style style:name="T4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07a4dd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0960d8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Traccia</text:span><text:span text:style-name="T5">to</text:span><text:span text:style-name="T4"> record entità: </text:span><text:span text:style-name="T6">Appartamento</text:span></text:p>
      <text:p text:style-name="P1"/>
      <text:p text:style-name="P2">Elenco ordinato campi entità:</text:p>
      <text:list xml:id="list471545663" text:style-name="L1">
        <text:list-item>
          <text:p text:style-name="P7">Interno (4)</text:p>
        </text:list-item>
        <text:list-item>
          <text:p text:style-name="P7">Scala (4)</text:p>
        </text:list-item>
        <text:list-item>
          <text:p text:style-name="P7">Piano (4)</text:p>
        </text:list-item>
        <text:list-item>
          <text:p text:style-name="P7">Lato (2)</text:p>
        </text:list-item>
        <text:list-item>
          <text:p text:style-name="P7">Superficie (3)</text:p>
        </text:list-item>
        <text:list-item>
          <text:p text:style-name="P7">Balconi (1)</text:p>
        </text:list-item>
        <text:list-item>
          <text:p text:style-name="P7">Classe_Ene (1)</text:p>
        </text:list-item>
      </text:list>
      <text:p text:style-name="P3">Dimensione record: <text:span text:style-name="T3">19</text:span></text:p>
      <text:p text:style-name="P3">Carattere di riempimento, ASCII CODE: 0x2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Ignazio Leonardo Calogero Sperandeo</text:p>
      <text:p text:style-name="P4">0<text:span text:style-name="T2">3</text:span>/10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52:10.033501053</meta:creation-date>
    <dc:date>2024-10-06T15:21:44.677697660</dc:date>
    <meta:editing-duration>PT8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45" meta:character-count="263" meta:non-whitespace-character-count="239"/>
  </office:meta>
</office:document-meta>
</file>